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5*"/>
    </style:style>
    <style:style style:name="Table1.L" style:family="table-column">
      <style:table-column-properties style:column-width="0.6493in" style:rel-column-width="6142*"/>
    </style:style>
    <style:style style:name="Table1.M" style:family="table-column">
      <style:table-column-properties style:column-width="0.6493in" style:rel-column-width="6143*"/>
    </style:style>
    <style:style style:name="Table1.O" style:family="table-column">
      <style:table-column-properties style:column-width="0.434in" style:rel-column-width="4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37df7" officeooo:paragraph-rsid="00037df7"/>
    </style:style>
    <style:style style:name="P2" style:family="paragraph" style:parent-style-name="Standard">
      <style:paragraph-properties fo:text-align="center" style:justify-single-word="false"/>
      <style:text-properties officeooo:rsid="00037df7" officeooo:paragraph-rsid="00037df7"/>
    </style:style>
    <style:style style:name="P3" style:family="paragraph" style:parent-style-name="Standard">
      <style:paragraph-properties fo:text-align="start" style:justify-single-word="false"/>
      <style:text-properties officeooo:rsid="00037df7" officeooo:paragraph-rsid="00037df7"/>
    </style:style>
    <style:style style:name="P4" style:family="paragraph" style:parent-style-name="Standard">
      <style:paragraph-properties fo:text-align="start" style:justify-single-word="false"/>
      <style:text-properties officeooo:rsid="00037df7" officeooo:paragraph-rsid="0003aefe"/>
    </style:style>
    <style:style style:name="P5" style:family="paragraph" style:parent-style-name="Standard">
      <style:paragraph-properties fo:text-align="start" style:justify-single-word="false"/>
      <style:text-properties officeooo:rsid="0004c3b7" officeooo:paragraph-rsid="0004c3b7"/>
    </style:style>
    <style:style style:name="P6" style:family="paragraph" style:parent-style-name="Standard">
      <style:paragraph-properties fo:text-align="start" style:justify-single-word="false"/>
      <style:text-properties officeooo:rsid="0006f0bd" officeooo:paragraph-rsid="0006f0bd"/>
    </style:style>
    <style:style style:name="P7" style:family="paragraph" style:parent-style-name="Standard">
      <style:paragraph-properties fo:text-align="start" style:justify-single-word="false"/>
      <style:text-properties officeooo:rsid="0007e82d" officeooo:paragraph-rsid="0007e82d"/>
    </style:style>
    <style:style style:name="P8" style:family="paragraph" style:parent-style-name="Table_20_Contents">
      <style:paragraph-properties fo:text-align="center" style:justify-single-word="false"/>
      <style:text-properties officeooo:rsid="00054aa9" officeooo:paragraph-rsid="00054aa9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67dfb" officeooo:paragraph-rsid="00067dfb"/>
    </style:style>
    <style:style style:name="P11" style:family="paragraph" style:parent-style-name="Table_20_Contents">
      <style:paragraph-properties fo:text-align="center" style:justify-single-word="false"/>
      <style:text-properties officeooo:rsid="0006ab0d" officeooo:paragraph-rsid="0006ab0d"/>
    </style:style>
    <style:style style:name="P12" style:family="paragraph" style:parent-style-name="Standard">
      <style:paragraph-properties fo:text-align="start" style:justify-single-word="false"/>
      <style:text-properties officeooo:rsid="0006f0bd" officeooo:paragraph-rsid="0006f0bd"/>
    </style:style>
    <style:style style:name="P13" style:family="paragraph" style:parent-style-name="Standard">
      <style:paragraph-properties fo:text-align="start" style:justify-single-word="false"/>
      <style:text-properties officeooo:rsid="0006f0bd" officeooo:paragraph-rsid="0014d31e"/>
    </style:style>
    <style:style style:name="P14" style:family="paragraph" style:parent-style-name="Standard">
      <style:paragraph-properties fo:text-align="start" style:justify-single-word="false"/>
      <style:text-properties officeooo:rsid="0004c3b7" officeooo:paragraph-rsid="00192e1b"/>
    </style:style>
    <style:style style:name="P15" style:family="paragraph" style:parent-style-name="Table_20_Contents">
      <style:paragraph-properties fo:text-align="center" style:justify-single-word="false"/>
      <style:text-properties officeooo:rsid="00096ab3" officeooo:paragraph-rsid="00096ab3"/>
    </style:style>
    <style:style style:name="P16" style:family="paragraph" style:parent-style-name="Table_20_Contents">
      <style:paragraph-properties fo:text-align="center" style:justify-single-word="false"/>
      <style:text-properties officeooo:rsid="000b6080" officeooo:paragraph-rsid="000b6080"/>
    </style:style>
    <style:style style:name="P17" style:family="paragraph" style:parent-style-name="Table_20_Contents">
      <style:paragraph-properties fo:text-align="center" style:justify-single-word="false"/>
      <style:text-properties officeooo:rsid="000c8e10" officeooo:paragraph-rsid="000c8e10"/>
    </style:style>
    <style:style style:name="P18" style:family="paragraph" style:parent-style-name="Table_20_Contents">
      <style:paragraph-properties fo:text-align="center" style:justify-single-word="false"/>
      <style:text-properties officeooo:rsid="000d0fe9" officeooo:paragraph-rsid="000d0fe9"/>
    </style:style>
    <style:style style:name="P19" style:family="paragraph" style:parent-style-name="Table_20_Contents">
      <style:paragraph-properties fo:text-align="center" style:justify-single-word="false"/>
      <style:text-properties officeooo:rsid="000ea8af" officeooo:paragraph-rsid="000ea8af"/>
    </style:style>
    <style:style style:name="P20" style:family="paragraph" style:parent-style-name="Table_20_Contents">
      <style:paragraph-properties fo:text-align="center" style:justify-single-word="false"/>
      <style:text-properties officeooo:rsid="00103496" officeooo:paragraph-rsid="00103496"/>
    </style:style>
    <style:style style:name="P21" style:family="paragraph" style:parent-style-name="Table_20_Contents">
      <style:paragraph-properties fo:text-align="center" style:justify-single-word="false"/>
      <style:text-properties officeooo:rsid="0010905e" officeooo:paragraph-rsid="0010905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067dfb" officeooo:paragraph-rsid="00067dfb"/>
    </style:style>
    <style:style style:name="P24" style:family="paragraph" style:parent-style-name="Table_20_Contents">
      <style:paragraph-properties fo:text-align="center" style:justify-single-word="false"/>
      <style:text-properties officeooo:rsid="0012cb32" officeooo:paragraph-rsid="0012cb32"/>
    </style:style>
    <style:style style:name="T1" style:family="text">
      <style:text-properties officeooo:rsid="00054aa9"/>
    </style:style>
    <style:style style:name="T2" style:family="text">
      <style:text-properties officeooo:rsid="00067dfb"/>
    </style:style>
    <style:style style:name="T3" style:family="text">
      <style:text-properties officeooo:rsid="0013a6b6"/>
    </style:style>
    <style:style style:name="T4" style:family="text">
      <style:text-properties officeooo:rsid="0014d31e"/>
    </style:style>
    <style:style style:name="T5" style:family="text">
      <style:text-properties officeooo:rsid="00165a0d"/>
    </style:style>
    <style:style style:name="T6" style:family="text">
      <style:text-properties officeooo:rsid="0017c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Gould</text:p>
      <text:p text:style-name="P1">4/12/18</text:p>
      <text:p text:style-name="P1">CS-288</text:p>
      <text:p text:style-name="P1"/>
      <text:p text:style-name="P2">Homework 6</text:p>
      <text:p text:style-name="P2"/>
      <text:p text:style-name="P3">1. <text:tab/>Initial State – (0,0)</text:p>
      <text:p text:style-name="P3"><text:tab/>Goal States – (<text:span text:style-name="T2">2,0</text:span>),(<text:span text:style-name="T2">2,1</text:span>),(<text:span text:style-name="T2">2,2</text:span>),(<text:span text:style-name="T2">2,3</text:span>)</text:p>
      <text:p text:style-name="P3"><text:tab/>Operators - <text:tab/>1. Fill red bucket</text:p>
      <text:p text:style-name="P3"><text:tab/><text:tab/><text:tab/>2. Fill green bucket</text:p>
      <text:p text:style-name="P3"><text:tab/><text:tab/><text:tab/>3. Empty red bucket</text:p>
      <text:p text:style-name="P3"><text:tab/><text:tab/><text:tab/>4. Empty green bucket</text:p>
      <text:p text:style-name="P3"><text:tab/><text:tab/><text:tab/>5. Fill red bucket w/ green bucket </text:p>
      <text:p text:style-name="P4"><text:tab/><text:tab/><text:tab/>6. Fill green bucket w/ red bucket </text:p>
      <text:p text:style-name="P4"/>
      <text:p text:style-name="P5">2.<text:tab/><text:span text:style-name="T1">(Red,Green)</text:span></text:p>
      <table:table table:name="Table1" table:style-name="Table1">
        <table:table-column table:style-name="Table1.A" table:number-columns-repeated="11"/>
        <table:table-column table:style-name="Table1.L"/>
        <table:table-column table:style-name="Table1.M"/>
        <table:table-column table:style-name="Table1.A"/>
        <table:table-column table:style-name="Table1.O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0,0</text:p>
          </table:table-cell>
          <table:table-cell table:style-name="Table1.A1" office:value-type="string">
            <text:p text:style-name="P15">4,0</text:p>
          </table:table-cell>
          <table:table-cell table:style-name="Table1.A1" office:value-type="string">
            <text:p text:style-name="P15">0,3</text:p>
          </table:table-cell>
          <table:table-cell table:style-name="Table1.A1" office:value-type="string">
            <text:p text:style-name="P15">1,3</text:p>
          </table:table-cell>
          <table:table-cell table:style-name="Table1.A1" office:value-type="string">
            <text:p text:style-name="P15">4,3</text:p>
          </table:table-cell>
          <table:table-cell table:style-name="Table1.A1" office:value-type="string">
            <text:p text:style-name="P15">3,0</text:p>
          </table:table-cell>
          <table:table-cell table:style-name="Table1.A1" office:value-type="string">
            <text:p text:style-name="P17">1,0</text:p>
          </table:table-cell>
          <table:table-cell table:style-name="Table1.A1" office:value-type="string">
            <text:p text:style-name="P17">3,3</text:p>
          </table:table-cell>
          <table:table-cell table:style-name="Table1.A1" office:value-type="string">
            <text:p text:style-name="P18">0,1</text:p>
          </table:table-cell>
          <table:table-cell table:style-name="Table1.A1" office:value-type="string">
            <text:p text:style-name="P18">4,2</text:p>
          </table:table-cell>
          <table:table-cell table:style-name="Table1.A1" office:value-type="string">
            <text:p text:style-name="P18">4,1</text:p>
          </table:table-cell>
          <table:table-cell table:style-name="Table1.A1" office:value-type="string">
            <text:p text:style-name="P18">0,2</text:p>
          </table:table-cell>
          <table:table-cell table:style-name="Table1.A1" office:value-type="string">
            <text:p text:style-name="P19">2,3</text:p>
          </table:table-cell>
          <table:table-cell table:style-name="Table1.O1" office:value-type="string">
            <text:p text:style-name="P20">2,0</text:p>
          </table:table-cell>
        </table:table-row>
        <table:table-row>
          <table:table-cell table:style-name="Table1.A2" office:value-type="string">
            <text:p text:style-name="P15">0,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4,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0,3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1,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4,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7">3,0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7">1,0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7">3,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>0,1</text:p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>4,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1"/>
          </table:table-cell>
          <table:table-cell table:style-name="Table1.O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>4,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x</text:p>
          </table:table-cell>
          <table:table-cell table:style-name="Table1.O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8">0,2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20">x</text:p>
          </table:table-cell>
        </table:table-row>
        <table:table-row>
          <table:table-cell table:style-name="Table1.A2" office:value-type="string">
            <text:p text:style-name="P19">2,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O2" office:value-type="string">
            <text:p text:style-name="P20">x</text:p>
          </table:table-cell>
        </table:table-row>
        <table:table-row>
          <table:table-cell table:style-name="Table1.A2" office:value-type="string">
            <text:p text:style-name="P24">2,0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O2" office:value-type="string">
            <text:p text:style-name="P20"/>
          </table:table-cell>
        </table:table-row>
      </table:table>
      <text:p text:style-name="P14"><text:tab/><text:span text:style-name="T6">14 States </text:span></text:p>
      <text:p text:style-name="P14"><text:span text:style-name="T6"><text:tab/>50 Arcs</text:span></text:p>
      <text:p text:style-name="P5"/>
      <text:p text:style-name="P6">3.<text:tab/>(0,0)→(0,4)→(1,<text:span text:style-name="T3">3</text:span>)→(1,<text:span text:style-name="T3">0</text:span>)→(0,<text:span text:style-name="T3">1</text:span>)→(4,<text:span text:style-name="T3">1</text:span>)→<text:span text:style-name="T3">(</text:span>2,<text:span text:style-name="T3">3</text:span>)</text:p>
      <text:p text:style-name="P13"><text:tab/>(0,0)→(<text:span text:style-name="T4">0</text:span>,<text:span text:style-name="T4">3</text:span>)→(<text:span text:style-name="T3">3</text:span>,<text:span text:style-name="T4">0</text:span>)→(<text:span text:style-name="T4">3</text:span>,<text:span text:style-name="T4">3</text:span>)→(<text:span text:style-name="T4">4</text:span>,<text:span text:style-name="T3">2</text:span>)→(<text:span text:style-name="T4">0</text:span>,<text:span text:style-name="T4">2</text:span>)→<text:span text:style-name="T3">(</text:span>2,<text:span text:style-name="T4">0</text:span>)</text:p>
      <text:p text:style-name="P6"/>
      <text:p text:style-name="P7">4.<text:tab/>Given the process and constraints, it is impossible to get to (2,2) because it is outside of the <text:tab/><text:span text:style-name="T5">pro</text:span>ven state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5:00:04.837573276</meta:creation-date>
    <dc:date>2018-04-17T15:50:00.581393028</dc:date>
    <meta:editing-duration>PT35M56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96" meta:word-count="154" meta:character-count="649" meta:non-whitespace-character-count="563"/>
  </office:meta>
</office:document-meta>
</file>